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5" svg:font-family="'Times New Roman'" style:font-family-generic="roman"/>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6.501cm" table:align="margins"/>
    </style:style>
    <style:style style:name="Table1.A" style:family="table-column">
      <style:table-column-properties style:column-width="4.089cm" style:rel-column-width="16238*"/>
    </style:style>
    <style:style style:name="Table1.B" style:family="table-column">
      <style:table-column-properties style:column-width="12.412cm" style:rel-column-width="4929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4.81cm" style:rel-column-width="19103*"/>
    </style:style>
    <style:style style:name="Table2.B" style:family="table-column">
      <style:table-column-properties style:column-width="11.691cm" style:rel-column-width="4643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3cf9" officeooo:paragraph-rsid="003c3cf9" style:font-size-complex="14pt"/>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483d90" officeooo:paragraph-rsid="00483d90"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Standard">
      <style:paragraph-properties fo:margin-left="0cm" fo:margin-right="0cm" fo:line-height="150%" fo:text-align="center" style:justify-single-word="false" fo:text-indent="1.251cm" style:auto-text-indent="false" style:writing-mode="lr-tb"/>
    </style:style>
    <style:style style:name="P12"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3"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4" style:family="paragraph" style:parent-style-name="Standard">
      <style:text-properties fo:color="#000000" style:font-name="Times New Roman" fo:font-size="14pt" fo:language="ru" fo:country="RU" officeooo:rsid="00483eb9" style:font-size-asian="14pt" style:language-asian="ru" style:country-asian="RU" style:font-name-complex="Times New Roman6" style:font-size-complex="12pt" style:language-complex="ar" style:country-complex="SA"/>
    </style:style>
    <style:style style:name="P15" style:family="paragraph" style:parent-style-name="Standard">
      <style:text-properties fo:color="#000000" style:font-name="Times New Roman" fo:font-size="14pt" fo:language="ru" fo:country="RU" officeooo:rsid="00483eb9" officeooo:paragraph-rsid="006a93d2" style:font-size-asian="14pt" style:language-asian="ru" style:country-asian="RU" style:font-name-complex="Times New Roman6" style:font-size-complex="12pt" style:language-complex="ar" style:country-complex="SA"/>
    </style:style>
    <style:style style:name="P16" style:family="paragraph" style:parent-style-name="Standard">
      <style:text-properties fo:color="#000000" style:font-name="Times New Roman" fo:font-size="14pt" fo:language="ru" fo:country="RU" officeooo:rsid="00458d89" style:font-size-asian="14pt" style:language-asian="ru" style:country-asian="RU" style:font-name-complex="Times New Roman6" style:font-size-complex="12pt" style:language-complex="ar" style:country-complex="SA"/>
    </style:style>
    <style:style style:name="P17" style:family="paragraph" style:parent-style-name="Standard">
      <style:text-properties fo:color="#000000" style:font-name="Times New Roman" fo:font-size="14pt" fo:language="ru" fo:country="RU" officeooo:rsid="0054e6dc" officeooo:paragraph-rsid="0054e6dc" style:font-size-asian="14pt" style:language-asian="ru" style:country-asian="RU" style:font-name-complex="Times New Roman6" style:font-size-complex="12pt" style:language-complex="ar" style:country-complex="SA"/>
    </style:style>
    <style:style style:name="P18" style:family="paragraph" style:parent-style-name="Standard">
      <style:text-properties fo:color="#000000" style:font-name="Times New Roman" fo:font-size="14pt" fo:language="ru" fo:country="RU" officeooo:rsid="006a93d2" officeooo:paragraph-rsid="006a93d2" style:font-size-asian="14pt" style:language-asian="ru" style:country-asian="RU" style:font-name-complex="Times New Roman6" style:font-size-complex="12pt" style:language-complex="ar" style:country-complex="SA"/>
    </style:style>
    <style:style style:name="P19" style:family="paragraph" style:parent-style-name="Standard">
      <style:text-properties officeooo:paragraph-rsid="006a93d2"/>
    </style:style>
    <style:style style:name="P20"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21" style:family="paragraph" style:parent-style-name="Text_20_body">
      <style:paragraph-properties fo:margin-left="0cm" fo:margin-right="0cm" fo:text-align="start" style:justify-single-word="false" fo:text-indent="0cm" style:auto-text-indent="false"/>
      <style:text-properties fo:color="#000000" officeooo:rsid="003c3cf9"/>
    </style:style>
    <style:style style:name="P22"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57d324" style:font-weight-asian="bold"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630ac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fo:color="#000000" fo:font-weight="bold" officeooo:rsid="004f1643" officeooo:paragraph-rsid="004f1643" style:font-weight-asian="bold" style:font-weight-complex="bold"/>
    </style:style>
    <style:style style:name="P26" style:family="paragraph" style:parent-style-name="Text_20_body">
      <style:paragraph-properties fo:margin-left="0cm" fo:margin-right="0cm" fo:text-align="center" style:justify-single-word="false" fo:text-indent="0cm" style:auto-text-indent="false"/>
      <style:text-properties fo:color="#000000" fo:font-weight="bold" officeooo:rsid="0057d324" officeooo:paragraph-rsid="0057d324" style:font-weight-asian="bold" style:font-weight-complex="bold"/>
    </style:style>
    <style:style style:name="P27" style:family="paragraph" style:parent-style-name="Text_20_body">
      <style:paragraph-properties fo:margin-left="0cm" fo:margin-right="0cm" fo:text-align="center" style:justify-single-word="false" fo:text-indent="0cm" style:auto-text-indent="false"/>
      <style:text-properties fo:color="#000000" fo:font-weight="bold" officeooo:rsid="00630acd" officeooo:paragraph-rsid="00630acd" style:font-weight-asian="bold"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fo:color="#000000" fo:font-weight="bold" officeooo:rsid="0064eb45" officeooo:paragraph-rsid="0064eb45" style:font-weight-asian="bold" style:font-weight-complex="bold"/>
    </style:style>
    <style:style style:name="P29"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30"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 fo:font-size="11pt" fo:font-weight="normal" officeooo:rsid="0056e31e" officeooo:paragraph-rsid="0056e31e" style:font-size-asian="11pt" style:font-weight-asian="normal" style:font-size-complex="11pt" style:font-weight-complex="normal"/>
    </style:style>
    <style:style style:name="P31" style:family="paragraph" style:parent-style-name="Text_20_body">
      <style:paragraph-properties fo:margin-left="0cm" fo:margin-right="0cm" fo:text-align="start" style:justify-single-word="false" fo:text-indent="0cm" style:auto-text-indent="false"/>
      <style:text-properties fo:color="#000000" style:font-name="Courier New" fo:font-size="11pt" fo:font-weight="normal" officeooo:rsid="004f1643" officeooo:paragraph-rsid="004f1643" style:font-size-asian="11pt" style:font-weight-asian="normal" style:font-size-complex="11pt" style:font-weight-complex="normal"/>
    </style:style>
    <style:style style:name="P32" style:family="paragraph" style:parent-style-name="Text_20_body">
      <style:paragraph-properties fo:margin-left="0cm" fo:margin-right="0cm" fo:text-align="start" style:justify-single-word="false" fo:text-indent="0cm" style:auto-text-indent="false"/>
      <style:text-properties fo:color="#000000" fo:font-weight="normal" officeooo:rsid="006bc532" officeooo:paragraph-rsid="006bc532" style:font-weight-asian="normal" style:font-weight-complex="normal"/>
    </style:style>
    <style:style style:name="P33" style:family="paragraph" style:parent-style-name="Table_20_Contents">
      <style:paragraph-properties fo:margin-left="0cm" fo:margin-right="0cm" fo:text-indent="0cm" style:auto-text-indent="false"/>
      <style:text-properties fo:font-size="12pt" style:font-size-asian="12pt" style:font-size-complex="12pt"/>
    </style:style>
    <style:style style:name="P34" style:family="paragraph" style:parent-style-name="Table_20_Contents">
      <style:paragraph-properties fo:margin-left="0cm" fo:margin-right="0cm" fo:text-indent="0cm" style:auto-text-indent="false"/>
      <style:text-properties fo:font-size="12pt" officeooo:rsid="0058527b" officeooo:paragraph-rsid="0058527b" style:font-size-asian="12pt" style:font-size-complex="12pt"/>
    </style:style>
    <style:style style:name="P35" style:family="paragraph" style:parent-style-name="Table_20_Contents">
      <style:paragraph-properties fo:margin-left="0cm" fo:margin-right="0cm" fo:text-indent="0cm" style:auto-text-indent="false"/>
      <style:text-properties fo:font-size="12pt" officeooo:paragraph-rsid="0059f28f" style:font-size-asian="12pt" style:font-size-complex="12pt"/>
    </style:style>
    <style:style style:name="P36" style:family="paragraph" style:parent-style-name="Table_20_Contents">
      <style:paragraph-properties fo:margin-left="0cm" fo:margin-right="0cm" fo:text-indent="0cm" style:auto-text-indent="false"/>
      <style:text-properties fo:font-size="12pt" officeooo:rsid="00678dd5" officeooo:paragraph-rsid="00678dd5" style:font-size-asian="12pt" style:font-size-complex="12pt"/>
    </style:style>
    <style:style style:name="P37" style:family="paragraph" style:parent-style-name="Text_20_body">
      <style:paragraph-properties fo:text-align="center" style:justify-single-word="false"/>
      <style:text-properties fo:color="#000000" officeooo:rsid="000ef043" officeooo:paragraph-rsid="000ef043"/>
    </style:style>
    <style:style style:name="P38" style:family="paragraph" style:parent-style-name="Text_20_body">
      <style:text-properties fo:color="#000000" fo:font-weight="bold" officeooo:rsid="00483eb9" officeooo:paragraph-rsid="00483eb9" style:font-weight-asian="bold" style:font-weight-complex="bold"/>
    </style:style>
    <style:style style:name="P39" style:family="paragraph" style:parent-style-name="Text_20_body">
      <style:text-properties fo:color="#000000" fo:font-weight="bold" officeooo:rsid="004f1643" officeooo:paragraph-rsid="004e6c75" style:font-weight-asian="bold" style:font-weight-complex="bold"/>
    </style:style>
    <style:style style:name="P40" style:family="paragraph" style:parent-style-name="Text_20_body">
      <style:text-properties fo:color="#000000" officeooo:rsid="004e6c75" officeooo:paragraph-rsid="004e6c75"/>
    </style:style>
    <style:style style:name="P41" style:family="paragraph" style:parent-style-name="Text_20_body">
      <style:text-properties fo:color="#000000" style:font-name="Times New Roman" fo:font-size="14pt" fo:language="ru" fo:country="RU" officeooo:rsid="0013326f" officeooo:paragraph-rsid="00483eb9" style:font-size-asian="14pt" style:language-asian="ru" style:country-asian="RU" style:font-name-complex="Times New Roman6" style:font-size-complex="12pt" style:language-complex="ar" style:country-complex="SA"/>
    </style:style>
    <style:style style:name="P42" style:family="paragraph" style:parent-style-name="Text_20_body">
      <style:text-properties fo:color="#000000" officeooo:rsid="0054e6dc" officeooo:paragraph-rsid="0054e6dc"/>
    </style:style>
    <style:style style:name="P43" style:family="paragraph" style:parent-style-name="Text_20_body">
      <style:text-properties fo:color="#000000" officeooo:rsid="00559e35" officeooo:paragraph-rsid="00559e35"/>
    </style:style>
    <style:style style:name="P44" style:family="paragraph" style:parent-style-name="Text_20_body">
      <style:text-properties fo:color="#000000" officeooo:rsid="005bde50" officeooo:paragraph-rsid="005bde50"/>
    </style:style>
    <style:style style:name="P45" style:family="paragraph" style:parent-style-name="Text_20_body">
      <style:text-properties fo:color="#000000" officeooo:rsid="005c5a7a" officeooo:paragraph-rsid="005c5a7a"/>
    </style:style>
    <style:style style:name="P46" style:family="paragraph" style:parent-style-name="Text_20_body">
      <style:text-properties fo:color="#000000" officeooo:rsid="005e7b0b" officeooo:paragraph-rsid="005e7b0b"/>
    </style:style>
    <style:style style:name="P47" style:family="paragraph" style:parent-style-name="Text_20_body">
      <style:text-properties fo:color="#000000" fo:font-weight="normal" officeooo:rsid="00547c7a" officeooo:paragraph-rsid="00547c7a" style:font-weight-asian="normal" style:font-weight-complex="normal"/>
    </style:style>
    <style:style style:name="P48" style:family="paragraph" style:parent-style-name="Text_20_body">
      <style:text-properties fo:color="#000000" fo:font-weight="normal" officeooo:rsid="00547c7a" officeooo:paragraph-rsid="005ed130" style:font-weight-asian="normal" style:font-weight-complex="normal"/>
    </style:style>
    <style:style style:name="P49" style:family="paragraph" style:parent-style-name="Text_20_body">
      <style:text-properties fo:color="#000000" officeooo:rsid="006011e1" officeooo:paragraph-rsid="006011e1"/>
    </style:style>
    <style:style style:name="P50" style:family="paragraph" style:parent-style-name="Text_20_body">
      <style:text-properties fo:color="#000000" officeooo:rsid="0061a3d8" officeooo:paragraph-rsid="0061a3d8"/>
    </style:style>
    <style:style style:name="P51" style:family="paragraph" style:parent-style-name="Text_20_body">
      <style:text-properties officeooo:rsid="0054e6dc" officeooo:paragraph-rsid="0054e6dc"/>
    </style:style>
    <style:style style:name="P52" style:family="paragraph" style:parent-style-name="Preformatted_20_Text">
      <style:paragraph-properties fo:margin-top="0cm" fo:margin-bottom="0.499cm" loext:contextual-spacing="false"/>
    </style:style>
    <style:style style:name="P53" style:family="paragraph" style:parent-style-name="Text_20_body">
      <style:paragraph-properties fo:margin-top="0cm" fo:margin-bottom="0.499cm" loext:contextual-spacing="false"/>
    </style:style>
    <style:style style:name="P54" style:family="paragraph" style:parent-style-name="Text_20_body">
      <style:paragraph-properties fo:margin-top="0cm" fo:margin-bottom="0.499cm" loext:contextual-spacing="false"/>
      <style:text-properties officeooo:paragraph-rsid="006a93d2"/>
    </style:style>
    <style:style style:name="P55"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56" style:family="paragraph" style:parent-style-name="Heading_20_2">
      <style:text-properties fo:color="#000000"/>
    </style:style>
    <style:style style:name="P57" style:family="paragraph" style:parent-style-name="Heading_20_2">
      <style:text-properties fo:color="#000000" officeooo:rsid="00483eb9" officeooo:paragraph-rsid="00483eb9"/>
    </style:style>
    <style:style style:name="P58" style:family="paragraph" style:parent-style-name="Heading_20_2">
      <style:paragraph-properties fo:break-before="page"/>
      <style:text-properties fo:color="#000000"/>
    </style:style>
    <style:style style:name="P59" style:family="paragraph" style:parent-style-name="Text_20_body">
      <style:text-properties fo:color="#000000" officeooo:rsid="006200c7" officeooo:paragraph-rsid="006200c7"/>
    </style:style>
    <style:style style:name="P60" style:family="paragraph" style:parent-style-name="Text_20_body">
      <style:text-properties fo:color="#000000" fo:font-weight="bold" officeooo:rsid="006dfc3a" officeooo:paragraph-rsid="006dfc3a" style:font-weight-asian="bold" style:font-weight-complex="bold"/>
    </style:style>
    <style:style style:name="P61" style:family="paragraph" style:parent-style-name="Text_20_body">
      <style:text-properties fo:color="#000000" fo:font-weight="normal" officeooo:rsid="006dfc3a" officeooo:paragraph-rsid="006dfc3a" style:font-weight-asian="normal" style:font-weight-complex="normal"/>
    </style:style>
    <style:style style:name="P62" style:family="paragraph" style:parent-style-name="Text_20_body">
      <style:text-properties fo:color="#000000" fo:font-weight="normal" officeooo:rsid="006e3914" officeooo:paragraph-rsid="006e3914" style:font-weight-asian="normal" style:font-weight-complex="normal"/>
    </style:style>
    <style:style style:name="P63" style:family="paragraph" style:parent-style-name="Text_20_body">
      <style:text-properties fo:color="#000000" fo:font-weight="normal" officeooo:rsid="006e3914" officeooo:paragraph-rsid="006ffade" style:font-weight-asian="normal" style:font-weight-complex="normal"/>
    </style:style>
    <style:style style:name="P64"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T1" style:family="text">
      <style:text-properties fo:text-transform="uppercas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483d90"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547c7a"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3cf9" style:font-size-complex="14pt"/>
    </style:style>
    <style:style style:name="T7" style:family="text">
      <style:text-properties fo:color="#000000"/>
    </style:style>
    <style:style style:name="T8" style:family="text">
      <style:text-properties fo:color="#000000" officeooo:rsid="00483eb9"/>
    </style:style>
    <style:style style:name="T9" style:family="text">
      <style:text-properties fo:color="#000000" style:font-name="Times New Roman" fo:font-size="14pt" fo:language="ru" fo:country="RU" officeooo:rsid="006a93d2" style:font-size-asian="14pt" style:language-asian="ru" style:country-asian="RU" style:font-name-complex="Times New Roman6" style:font-size-complex="12pt" style:language-complex="ar" style:country-complex="SA"/>
    </style:style>
    <style:style style:name="T10" style:family="text">
      <style:text-properties fo:font-variant="normal" fo:text-transform="non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11" style:family="text">
      <style:text-properties fo:font-variant="normal" fo:text-transform="none" fo:color="#000000" style:font-name="Times New Roman" fo:font-size="14pt" fo:language="ru" fo:country="RU" officeooo:rsid="003c3cf9" style:font-size-asian="14pt" style:language-asian="ru" style:country-asian="RU" style:font-name-complex="Times New Roman6" style:font-size-complex="14pt" style:language-complex="ar" style:country-complex="SA" style:font-weight-complex="bold"/>
    </style:style>
    <style:style style:name="T12" style:family="text">
      <style:text-properties officeooo:rsid="003c3cf9"/>
    </style:style>
    <style:style style:name="T13" style:family="text">
      <style:text-properties officeooo:rsid="0054e6dc"/>
    </style:style>
    <style:style style:name="T14" style:family="text">
      <style:text-properties officeooo:rsid="005bde50"/>
    </style:style>
    <style:style style:name="T15" style:family="text">
      <style:text-properties officeooo:rsid="005c5a7a"/>
    </style:style>
    <style:style style:name="T16" style:family="text">
      <style:text-properties officeooo:rsid="005d8457"/>
    </style:style>
    <style:style style:name="T17" style:family="text">
      <style:text-properties officeooo:rsid="005de418"/>
    </style:style>
    <style:style style:name="T18" style:family="text">
      <style:text-properties officeooo:rsid="005ed130"/>
    </style:style>
    <style:style style:name="T19" style:family="text">
      <style:text-properties officeooo:rsid="00610a3b"/>
    </style:style>
    <style:style style:name="T20" style:family="text">
      <style:text-properties officeooo:rsid="00628f99"/>
    </style:style>
    <style:style style:name="T21" style:family="text">
      <style:text-properties officeooo:rsid="00630acd"/>
    </style:style>
    <style:style style:name="T22" style:family="text">
      <style:text-properties officeooo:rsid="00696fce"/>
    </style:style>
    <style:style style:name="T23" style:family="text">
      <style:text-properties officeooo:rsid="006a93d2"/>
    </style:style>
    <style:style style:name="T24" style:family="text">
      <style:text-properties fo:font-style="italic"/>
    </style:style>
    <style:style style:name="T25" style:family="text">
      <style:text-properties fo:font-weight="bold"/>
    </style:style>
    <style:style style:name="T26" style:family="text">
      <style:text-properties style:font-name="Times New Roman5" fo:font-size="14pt" style:font-size-asian="14pt" style:font-size-complex="14pt"/>
    </style:style>
    <style:style style:name="T27" style:family="text">
      <style:text-properties style:font-name="Times New Roman5" officeooo:rsid="006a93d2"/>
    </style:style>
    <style:style style:name="T28" style:family="text">
      <style:text-properties officeooo:rsid="006bc532"/>
    </style:style>
    <style:style style:name="T29" style:family="text">
      <style:text-properties officeooo:rsid="006e3914"/>
    </style:style>
    <style:style style:name="T30" style:family="text">
      <style:text-properties officeooo:rsid="006ffa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12"><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Построение и анализ алгоритмов</text:span><text:span text:style-name="T2">»</text:span></text:p>
      <text:p text:style-name="P11"><text:span text:style-name="Book_20_Title"><text:span text:style-name="T10">Тема: </text:span></text:span><text:span text:style-name="Book_20_Title"><text:span text:style-name="T11">Жадный алгоритм и А*</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20"/>
          </table:table-cell>
          <table:table-cell table:style-name="Таблица1.A1" office:value-type="string">
            <text:p text:style-name="P6">Голубева В.П.</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20"/>
          </table:table-cell>
          <table:table-cell table:style-name="Таблица1.A1" office:value-type="string">
            <text:p text:style-name="P8">Фирсов М.А.</text:p>
          </table:table-cell>
        </table:table-row>
      </table:table>
      <text:p text:style-name="P5"/>
      <text:p text:style-name="P5"/>
      <text:p text:style-name="P5">Санкт-Петербург</text:p>
      <text:p text:style-name="P13">20<text:span text:style-name="T12">21</text:span></text:p>
      <text:h text:style-name="P58" text:outline-level="2">Цель работы.</text:h>
      <text:p text:style-name="P21"><text:tab/><text:span text:style-name="T13">Понять, что такое жадный алгоритм, научиться его реализовывать на примере поиска пути в ориентированном графе.</text:span></text:p>
      <text:p text:style-name="P37"/>
      <text:h text:style-name="P56" text:outline-level="2">Задание.</text:h>
      <text:p text:style-name="P15"><text:span text:style-name="T23">1) </text:span>Разработайте программу, которая решает задачу построения пути в ориентированном графе при помощи жадного алгоритма.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14">Пример входных данных</text:p>
      <text:p text:style-name="P14"/>
      <text:p text:style-name="P14">a e</text:p>
      <text:p text:style-name="P14">a b 3.0</text:p>
      <text:p text:style-name="P14">b c 1.0</text:p>
      <text:p text:style-name="P14">c d 1.0</text:p>
      <text:p text:style-name="P14">a d 5.0</text:p>
      <text:p text:style-name="P14">d e 1.0</text:p>
      <text:p text:style-name="P14"/>
      <text:p text:style-name="P14"/>
      <text:p text:style-name="P14">В первой строке через пробел указываются начальная и конечная вершины</text:p>
      <text:p text:style-name="P14">Далее в каждой строке указываются ребра графа и их вес</text:p>
      <text:p text:style-name="P14"/>
      <text:p text:style-name="P14">В качестве выходных данных необходимо представить строку, в которой перечислены вершины, по которым необходимо пройти от начальной <text:soft-page-break/>вершины до конечной. Для приведённых в примере входных данных ответом будет</text:p>
      <text:p text:style-name="P14"/>
      <text:p text:style-name="P14">abcde</text:p>
      <text:p text:style-name="P14"/>
      <text:p text:style-name="P19"><text:span text:style-name="T9">2)</text:span>Разработайте программу, которая решает задачу построения кратчайшего пути в <text:span text:style-name="T24">ориентированном</text:span> графе <text:span text:style-name="T25">методом А*</text:span>. Каждая вершина в графе имеет буквенное обозначение ("a", "b", "c"...), каждое ребро имеет неотрицательный вес. В качестве эвристической функции следует взять близость символов, обозначающих вершины графа, в таблице ASCII.<text:line-break/>Пример входных данных</text:p>
      <text:p text:style-name="Preformatted_20_Text"><text:span text:style-name="Source_20_Text"><text:span text:style-name="T26">a e</text:span></text:span></text:p>
      <text:p text:style-name="Preformatted_20_Text"><text:span text:style-name="Source_20_Text"><text:span text:style-name="T26">a b 3.0</text:span></text:span></text:p>
      <text:p text:style-name="Preformatted_20_Text"><text:span text:style-name="Source_20_Text"><text:span text:style-name="T26">b c 1.0</text:span></text:span></text:p>
      <text:p text:style-name="Preformatted_20_Text"><text:span text:style-name="Source_20_Text"><text:span text:style-name="T26">c d 1.0</text:span></text:span></text:p>
      <text:p text:style-name="Preformatted_20_Text"><text:span text:style-name="Source_20_Text"><text:span text:style-name="T26">a d 5.0</text:span></text:span></text:p>
      <text:p text:style-name="P52"><text:span text:style-name="Source_20_Text"><text:span text:style-name="T26">d e 1.0</text:span></text:span></text:p>
      <text:p text:style-name="P53"><text:line-break/>В первой строке через пробел указываются начальная и конечная вершины<text:line-break/>Далее в каждой строке указываются ребра графа и их вес<text:line-break/><text:line-break/>В качестве выходных данных необходимо представить строку, в которой перечислены вершины, по которым необходимо пройти от начальной вершины до конечной. Для приведённых в примере входных данных ответом будет</text:p>
      <text:p text:style-name="P54"><text:span text:style-name="Source_20_Text"><text:span text:style-name="T27">ade</text:span></text:span></text:p>
      <text:p text:style-name="P18"/>
      <text:p text:style-name="P17"><text:soft-page-break/>Вариант 1. В А* вершины именуются целыми числами (в т.ч. отрицательными)</text:p>
      <text:p text:style-name="P16"/>
      <text:h text:style-name="P57" text:outline-level="2">Описание алгоритма</text:h>
      <text:p text:style-name="P51"><text:span text:style-name="T8">Б</text:span><text:span text:style-name="T7">ыл реализован поиск пути в ориентированном графе жадным алгоритмом.</text:span></text:p>
      <text:p text:style-name="P43">Граф представлялся в виде словаря <text:span text:style-name="T14">списков объкто</text:span><text:span text:style-name="T16">в</text:span><text:span text:style-name="T14"> класса Edge. </text:span></text:p>
      <text:p text:style-name="P43">Текущим решением будет список, в котором будут хран<text:span text:style-name="T17">ят</text:span>ся вершины, составляющие путь.</text:p>
      <text:p text:style-name="P43">Главный цикл в алгоритме проходит по вершинам в графе. Берёт последнюю вершину из текущего пути и смотрит, путь до какой вершины наименьший. Записывает её в текущий путь, затем удаляет из графа. Таким образом, текущий путь будет содержать вершины, пути до которых минимальны. Если на очередном шаге не удалось найти путь из последней текущей вершины, это значит, что мы не дошли в заданную вершину, нужно «откатиться» и попробовать поискать решение, которое приводит нас к финишу другим путём.</text:p>
      <text:p text:style-name="P49">Сложность по времени — из последней вершины мы выбираем не первую попавшуюся, как в поиске в глубину, а с минимальным весом, в худшем случае придётся обойти весь граф. Для графа с <text:span text:style-name="T19">n вершинами и m ребрами </text:span>— о(n*m).</text:p>
      <text:p text:style-name="P49"><text:span text:style-name="T19">Сложность п</text:span>о памяти — храним граф <text:span text:style-name="T19">и текущий путь</text:span>, если размер графа n*m, <text:span text:style-name="T19">то сложность равна о(4*n*m), умножаем на 4 потому что класс Edge хранит 4 значения.</text:span></text:p>
      <text:p text:style-name="P43"/>
      <text:p text:style-name="P44">Также был реализован поиск пути в ориентированном графе с помощью алгоритма А*. </text:p>
      <text:p text:style-name="P45">Граф представлен в виде std::map&lt;int, std::vector&lt;std::pair&lt;int, float&gt; &gt;&gt; , то есть значением для каждой вершины-источника является вектор, который <text:soft-page-break/>хранит смежные с ней вершины и расстояния до них. <text:span text:style-name="T22">Ввод должен заканчиваться символом &amp;.</text:span></text:p>
      <text:p text:style-name="P44">Текущее <text:span text:style-name="T15">решение будет храниться в переменной shortPath типа std::map, в качестве ключей будут выступать названия вершин типа int, а в качестве значений — std::pair&lt;int, float&gt;, где будет храниться имя родителя типа int и расстояние до вершины, которая выступает в качестве ключа.</text:span></text:p>
      <text:p text:style-name="P46">Также у нас есть очередь с приоритетами currentQueue, которая используется для оценки минимального пути до вершины.</text:p>
      <text:p text:style-name="P46">Вначале заносим в очередь начальную вершину, затем на каждом шаге извлекаем из очереди вершину, заносим её в std::map&lt;int, bool&gt; alreadyViewedVertices, и ищем её соседей, заносим их в очередь, оцениваем текущий путь до вершины и тот, который был посчитан до этого. <text:span text:style-name="T14">Для каждой рассматриваемой вершины помимо расстояния до неё учитывалась также эвристика — близость вершины к конечной. </text:span>Если найденный путь лучше, чем предыдущий, то обновляем соответствующее значение в shortPath.</text:p>
      <text:p text:style-name="P50">Время выполнения поиска зависит от эвристики. В худшем случае число вершин, которые будет исследовать алгоритм будет расти экспоненциально, также можно добиться полиномиальной сложности, когда эвристика будет удовлетворять неравенству: |h(x) — h*(x)|&lt;=O(log h*(x)), где h* - оптимальная эвристика. То есть ошибка h(x) должна расти медленнееЮ чем логарифм от оптимальной эвристики.</text:p>
      <text:p text:style-name="P50">В лучшем случае, когда разность для любой её вершины и потомка не превышает веса ребра, а также для любой вершины эвристическая оценка меньше или равна минимальному пути до цели, то сложность будет равна O(n+m), потому что на каждом шаге мы будем прибилаться к цели.</text:p>
      <text:p text:style-name="P50">В худшем же случае, эвристика нам не помогает приближаться к цели, поэтому придётся просмотреть все пути. В таком случае сложность будет сравнима со сложностью алгоритма Дейкстры и возрастёт до О(n^2).</text:p>
      <text:p text:style-name="P59"><text:soft-page-break/>В худшем случае на каждом шаге для нятой вершины придётся проверить все смежные вершины и если каждый путь в них будет короче уже посчитанного, придётся добавить их в очередь. Тогда сложность будет расти экспоненциально. По памяти <text:s/>будет О(b^m), где b — среднее число ветвлений.</text:p>
      <text:p text:style-name="P59"/>
      <text:p text:style-name="P60">Функции и структуры данных</text:p>
      <text:p text:style-name="P61"><text:span text:style-name="T29">Был реализован </text:span>class Edge <text:span text:style-name="T29">с полями name — имя конца ребра, length - </text:span></text:p>
      <text:p text:style-name="P61"><text:span text:style-name="T29">длина ребра, flag — используется вершина в пути или нет, was - <text:s/>посещали данную вершину или нет</text:span></text:p>
      <text:p text:style-name="P61"><text:s/>print_path — <text:span text:style-name="T29">функция, принимает строку и путь, возвращает строку, состоящую из вершин в пути подряд </text:span></text:p>
      <text:p text:style-name="P61"><text:s/>print_dict — <text:span text:style-name="T29">принимает словарь и выводит его на экран</text:span></text:p>
      <text:p text:style-name="P61"/>
      <text:p text:style-name="P62">Для А* реализован также класс Edge c полями int name - <text:s/>имя конца ребра, int parent — имя вершины-родителя, <text:s/>float heuristic — значение эвристики для данного ребра, Edge(int n, int par, float r) — конструктор класса, <text:s/>~Edge() - деструктор класса.</text:p>
      <text:p text:style-name="P62">Был реализован класс class Cmp для сравнения двух ребёр, с конструктором Cmp(), деструктором ~Cmp() и оператором сравнения bool operator()(const Edge&amp; a, const Edge&amp; b).</text:p>
      <text:p text:style-name="P63">Были реализованы функции - void printPath(int current, int begin, std::map&lt;int, std::pair&lt;int, float&gt;&gt; way) - принима<text:span text:style-name="T30">ет </text:span>в<text:span text:style-name="T30">ершину </text:span>int current<text:span text:style-name="T30">, вершину </text:span>int begin,<text:span text:style-name="T30"> также </text:span>std::map&lt;int, std::pair&lt;int, float&gt;&gt; - <text:span text:style-name="T30">граф, печатает путь между current и begin. void printQueue(std:: priority_queue &lt;Edge, std::vector&lt;Edge&gt;, Cmp&gt; currentQueue) — принимает <text:s/>std::priority_queue &lt;Edge, std::vector&lt;Edge&gt; , Cmp&gt; currentQueue - <text:s/>очередь с приоритетами b пучатает её на экран</text:span></text:p>
      <text:p text:style-name="P63"/>
      <text:p text:style-name="P38"><text:soft-page-break/>Тестирование</text:p>
      <text:p text:style-name="P47">Результаты тестирования <text:span text:style-name="T18">первой программы </text:span>можно посм<text:span text:style-name="T18">о</text:span>треть в приложении <text:span text:style-name="T18">В</text:span>.</text:p>
      <text:p text:style-name="P48">Результаты тестирования <text:span text:style-name="T18">второй программы </text:span>можно посм<text:span text:style-name="T18">о</text:span>треть в приложении <text:span text:style-name="T18">Г</text:span>.</text:p>
      <text:p text:style-name="P41"/>
      <text:h text:style-name="P56" text:outline-level="2">Выводы.</text:h>
      <text:p text:style-name="P42">Было изучено что такое жадный алгоритм <text:span text:style-name="T18">и алгоритм А*</text:span>, написана программа, которая <text:span text:style-name="T18">их</text:span> реализуе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22"/>
      <text:p text:style-name="P22"/>
      <text:p text:style-name="P22"/>
      <text:p text:style-name="P22"/>
      <text:p text:style-name="P22"/>
      <text:p text:style-name="P22"/>
      <text:p text:style-name="P22"/>
      <text:p text:style-name="P22"/>
      <text:p text:style-name="P22"><text:soft-page-break/>ПРИЛОЖЕНИЕ А</text:p>
      <text:p text:style-name="P22">ИСХОДНЫЙ КОД ПРОГРАММЫ <text:span text:style-name="T28">LAB2_1</text:span></text:p>
      <text:p text:style-name="P29">Название файла: lab2_1.py</text:p>
      <text:p text:style-name="P29"/>
      <text:p text:style-name="P30">path = input().split(' ') #list</text:p>
      <text:p text:style-name="P30"/>
      <text:p text:style-name="P30">vertice = input()</text:p>
      <text:p text:style-name="P30">dictionary = {}</text:p>
      <text:p text:style-name="P30">while (vertice):</text:p>
      <text:p text:style-name="P30"><text:s text:c="4"/>current = vertice.split(' ')</text:p>
      <text:p text:style-name="P30"><text:s text:c="4"/>if current[0] in dictionary:</text:p>
      <text:p text:style-name="P30"><text:s text:c="8"/>dictionary[current[0]].append(dict.fromkeys([current[1]], float(current[2])))#if current source vertice alredy in dictionary</text:p>
      <text:p text:style-name="P30"><text:s text:c="4"/>else:</text:p>
      <text:p text:style-name="P30"><text:s text:c="8"/>dictionary[current[0]]=[dict.fromkeys([current[1]], float(current[2]))]#if current source vertice not in dictionary</text:p>
      <text:p text:style-name="P30"><text:s text:c="4"/>try: <text:s text:c="3"/></text:p>
      <text:p text:style-name="P30"><text:s text:c="8"/>vertice = input()</text:p>
      <text:p text:style-name="P30"><text:s text:c="4"/>except:</text:p>
      <text:p text:style-name="P30"><text:s text:c="8"/>break</text:p>
      <text:p text:style-name="P30">print("Our incoming pathes") <text:s text:c="3"/></text:p>
      <text:p text:style-name="P30">print(dictionary)</text:p>
      <text:p text:style-name="P30"/>
      <text:p text:style-name="P30">current_path = [path[0]]#store a path of vertices</text:p>
      <text:p text:style-name="P30">size = 1#current path size</text:p>
      <text:p text:style-name="P30"/>
      <text:p text:style-name="P30">while current_path[size-1]!=path[1]:</text:p>
      <text:p text:style-name="P30"><text:s text:c="4"/>print ("\nCurrent path")</text:p>
      <text:p text:style-name="P30"><text:s text:c="4"/>print(current_path)</text:p>
      <text:p text:style-name="P30"><text:s text:c="4"/>#trying to make path from the last vertice in current path</text:p>
      <text:p text:style-name="P30"><text:s text:c="4"/>try:</text:p>
      <text:p text:style-name="P30"><text:s text:c="8"/>find = dictionary[current_path[size-1]]#list of dictionaries</text:p>
      <text:p text:style-name="P30"><text:s text:c="8"/>print("Trying find greedy path from "+current_path[size-1])</text:p>
      <text:p text:style-name="P30"><text:s text:c="4"/>except:</text:p>
      <text:p text:style-name="P30"><text:s text:c="8"/>print("No path from "+ current_path[size-1]+", delete this vertice from current_path")</text:p>
      <text:p text:style-name="P30"><text:soft-page-break/><text:s text:c="8"/>current_path.pop()</text:p>
      <text:p text:style-name="P30"><text:s text:c="8"/>size-=1</text:p>
      <text:p text:style-name="P30"><text:s text:c="8"/>continue</text:p>
      <text:p text:style-name="P30"/>
      <text:p text:style-name="P30"><text:s text:c="4"/>min_size = 1000</text:p>
      <text:p text:style-name="P30"><text:s text:c="4"/>for i in find:# i - dict</text:p>
      <text:p text:style-name="P30"><text:s text:c="8"/>keys = i.keys()# get a keys for current source vertice</text:p>
      <text:p text:style-name="P30"/>
      <text:p text:style-name="P30"><text:s text:c="8"/>for j in keys:</text:p>
      <text:p text:style-name="P30"><text:s text:c="12"/>if i[j] &lt; min_size:</text:p>
      <text:p text:style-name="P30"><text:s text:c="16"/>min_size = i[j]</text:p>
      <text:p text:style-name="P30"><text:s text:c="16"/>min_key = j</text:p>
      <text:p text:style-name="P30"><text:s text:c="16"/>item = i</text:p>
      <text:p text:style-name="P30"><text:s text:c="4"/>find.remove(item)#remove vertice from dictionary</text:p>
      <text:p text:style-name="P30"><text:s text:c="4"/>print("Find greedy path from "+min_key)</text:p>
      <text:p text:style-name="P30"><text:s text:c="4"/>current_path.append(min_key) </text:p>
      <text:p text:style-name="P30"><text:s text:c="4"/>size+=1 <text:s text:c="6"/></text:p>
      <text:p text:style-name="P30"><text:s text:c="8"/></text:p>
      <text:p text:style-name="P30">str_result = "\nResult path: " <text:s text:c="7"/></text:p>
      <text:p text:style-name="P30">for i in current_path:</text:p>
      <text:p text:style-name="P30"><text:s text:c="4"/>str_result+=str(i)</text:p>
      <text:p text:style-name="P30">print(str_resul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
      <text:p text:style-name="P24"/>
      <text:p text:style-name="P24"><text:soft-page-break/>ПРИЛОЖЕНИЕ <text:span text:style-name="T21">Б</text:span></text:p>
      <text:p text:style-name="P27">ИСХОДНЫЙ КОД ПРОГРАММЫ <text:span text:style-name="T28">LAB2_2</text:span></text:p>
      <text:p text:style-name="P27"/>
      <text:p text:style-name="P32">Название файла: lab2_2.cpp</text:p>
      <text:p text:style-name="P31">#include &lt;iostream&gt;</text:p>
      <text:p text:style-name="P31">#include &lt;vector&gt;</text:p>
      <text:p text:style-name="P31">#include &lt;queue&gt;</text:p>
      <text:p text:style-name="P31">#include &lt;map&gt;</text:p>
      <text:p text:style-name="P31"/>
      <text:p text:style-name="P31">class Edge{</text:p>
      <text:p text:style-name="P31">public:</text:p>
      <text:p text:style-name="P31"><text:s text:c="4"/>int name;</text:p>
      <text:p text:style-name="P31"><text:s text:c="4"/>int parent;</text:p>
      <text:p text:style-name="P31"><text:s text:c="4"/>float heuristic;</text:p>
      <text:p text:style-name="P31"/>
      <text:p text:style-name="P31"><text:s text:c="4"/>Edge(int n, int par, float r):name(n), parent(par), heuristic(r){}</text:p>
      <text:p text:style-name="P31"><text:s text:c="4"/>~Edge() = default;</text:p>
      <text:p text:style-name="P31">};</text:p>
      <text:p text:style-name="P31"/>
      <text:p text:style-name="P31">class Cmp{ </text:p>
      <text:p text:style-name="P31">public:</text:p>
      <text:p text:style-name="P31"><text:s text:c="4"/>Cmp() = default;</text:p>
      <text:p text:style-name="P31"><text:s text:c="4"/>~Cmp() = default;</text:p>
      <text:p text:style-name="P31"><text:s text:c="4"/>bool operator()(const Edge&amp; a, const Edge&amp; b);</text:p>
      <text:p text:style-name="P31">};</text:p>
      <text:p text:style-name="P31"/>
      <text:p text:style-name="P31">bool Cmp::operator()(const Edge&amp; a, const Edge&amp; b){// a compare function to priority queue</text:p>
      <text:p text:style-name="P31"><text:s text:c="4"/>if (a.heuristic == b.heuristic){</text:p>
      <text:p text:style-name="P31"><text:s text:c="8"/>return a.name &lt; b.name;</text:p>
      <text:p text:style-name="P31"><text:s text:c="4"/>}</text:p>
      <text:p text:style-name="P31"><text:s text:c="4"/>return a.heuristic &gt; b.heuristic;</text:p>
      <text:p text:style-name="P31">}</text:p>
      <text:p text:style-name="P31"/>
      <text:p text:style-name="P31">void printPath(int current, int begin, std::map&lt;int, std::pair&lt;int, float&gt;&gt; way){ </text:p>
      <text:p text:style-name="P31"><text:soft-page-break/><text:s text:c="4"/>if (begin == current){</text:p>
      <text:p text:style-name="P31"><text:s text:c="8"/>std::cout &lt;&lt; current&lt;&lt; ' ';</text:p>
      <text:p text:style-name="P31"><text:s text:c="8"/>return ;</text:p>
      <text:p text:style-name="P31"><text:s text:c="4"/>}</text:p>
      <text:p text:style-name="P31"><text:s text:c="4"/>printPath(way[current].first, begin, way);</text:p>
      <text:p text:style-name="P31"><text:s text:c="4"/>std::cout &lt;&lt; current&lt;&lt; ' ';</text:p>
      <text:p text:style-name="P31">}</text:p>
      <text:p text:style-name="P31"/>
      <text:p text:style-name="P31">void printQueue(std:: priority_queue &lt;Edge, std::vector&lt;Edge&gt;, Cmp&gt; currentQueue){</text:p>
      <text:p text:style-name="P31"><text:s text:c="4"/>std::cout&lt;&lt;"Current queue: ";</text:p>
      <text:p text:style-name="P31"><text:s text:c="4"/>while (!currentQueue.empty()){</text:p>
      <text:p text:style-name="P31"><text:s text:c="8"/>auto vertice = currentQueue.top();</text:p>
      <text:p text:style-name="P31"><text:s text:c="8"/>std::cout&lt;&lt;vertice.parent&lt;&lt;':'&lt;&lt;" ("&lt;&lt; vertice.name&lt;&lt;", "&lt;&lt; vertice.heuristic &lt;&lt;"), ";</text:p>
      <text:p text:style-name="P31"><text:s text:c="8"/>currentQueue.pop();</text:p>
      <text:p text:style-name="P31"><text:s text:c="4"/>}</text:p>
      <text:p text:style-name="P31"><text:s text:c="4"/>std::cout&lt;&lt;"\n";</text:p>
      <text:p text:style-name="P31">}</text:p>
      <text:p text:style-name="P31"/>
      <text:p text:style-name="P31">int main(){</text:p>
      <text:p text:style-name="P31"/>
      <text:p text:style-name="P31"><text:s text:c="4"/>std::map&lt;int, std::vector&lt;std::pair&lt;int, float&gt; &gt;&gt; pathesGraph;</text:p>
      <text:p text:style-name="P31"><text:s text:c="4"/>std::vector &lt;Edge&gt; Edges;// a vector to save a pop vertice </text:p>
      <text:p text:style-name="P31"><text:s text:c="4"/>std:: priority_queue &lt;Edge, std::vector&lt;Edge&gt;, Cmp&gt; currentQueue;</text:p>
      <text:p text:style-name="P31"><text:s text:c="4"/>std::map&lt;int, std::pair&lt;int, float&gt;&gt; shortPath; // a shortes paths to vertices</text:p>
      <text:p text:style-name="P31"><text:s text:c="4"/>std::map&lt;int, bool&gt; alreadyViewedVertices;</text:p>
      <text:p text:style-name="P31"><text:s text:c="4"/></text:p>
      <text:p text:style-name="P31"><text:s text:c="4"/>int begin, result;//the path to find</text:p>
      <text:p text:style-name="P31"/>
      <text:p text:style-name="P31"><text:s text:c="4"/>std::cin &gt;&gt; begin &gt;&gt; result;</text:p>
      <text:p text:style-name="P31"/>
      <text:p text:style-name="P31"><text:s text:c="4"/>int start, finish;</text:p>
      <text:p text:style-name="P31"><text:s text:c="4"/>float length = 0.0;</text:p>
      <text:p text:style-name="P31"/>
      <text:p text:style-name="P31"><text:s text:c="4"/>while (std::cin &gt;&gt; start){</text:p>
      <text:p text:style-name="P31"><text:soft-page-break/><text:s text:c="8"/>if (start == '&amp;')</text:p>
      <text:p text:style-name="P31"><text:s text:c="12"/>break;</text:p>
      <text:p text:style-name="P31"><text:s text:c="8"/>std::cin &gt;&gt; finish &gt;&gt; length;</text:p>
      <text:p text:style-name="P31"><text:s text:c="8"/>pathesGraph[start].push_back(std::make_pair(finish, length));</text:p>
      <text:p text:style-name="P31"><text:s text:c="4"/>}</text:p>
      <text:p text:style-name="P31"/>
      <text:p text:style-name="P31"><text:s text:c="4"/>currentQueue.push(Edge(begin, '\0', float(result - begin)));</text:p>
      <text:p text:style-name="P31"/>
      <text:p text:style-name="P31"><text:s text:c="4"/>while(!currentQueue.empty()){</text:p>
      <text:p text:style-name="P31"><text:s text:c="8"/>printQueue(currentQueue);</text:p>
      <text:p text:style-name="P31"><text:s text:c="8"/>if (currentQueue.top().name == result){ // if find a result vertice</text:p>
      <text:p text:style-name="P31"><text:s text:c="12"/>std::cout&lt;&lt;"Find path! Result path: ";</text:p>
      <text:p text:style-name="P31"><text:s text:c="12"/>printPath(result, begin, shortPath);</text:p>
      <text:p text:style-name="P31"><text:s text:c="12"/>std::cout&lt;&lt;"\n";</text:p>
      <text:p text:style-name="P31"><text:s text:c="12"/>return 0;</text:p>
      <text:p text:style-name="P31"><text:s text:c="8"/>}</text:p>
      <text:p text:style-name="P31"/>
      <text:p text:style-name="P31"><text:s text:c="8"/>for (int i = 0 ; i &lt; 1 &amp;&amp; !currentQueue.empty(); i++){ </text:p>
      <text:p text:style-name="P31"><text:s text:c="12"/>Edge current = currentQueue.top();</text:p>
      <text:p text:style-name="P31"><text:s text:c="12"/>std::cout&lt;&lt;"Consider a vertice: "&lt;&lt;current.parent&lt;&lt;':'&lt;&lt;", ("&lt;&lt; current.name&lt;&lt;", "&lt;&lt; current.heuristic &lt;&lt;") \n";</text:p>
      <text:p text:style-name="P31"/>
      <text:p text:style-name="P31"><text:s text:c="12"/>if (current.name == result){</text:p>
      <text:p text:style-name="P31"><text:s text:c="16"/>continue;</text:p>
      <text:p text:style-name="P31"><text:s text:c="12"/>}</text:p>
      <text:p text:style-name="P31"/>
      <text:p text:style-name="P31"><text:s text:c="12"/>Edges.push_back(current);</text:p>
      <text:p text:style-name="P31"><text:s text:c="12"/>currentQueue.pop();</text:p>
      <text:p text:style-name="P31"><text:s text:c="8"/>}</text:p>
      <text:p text:style-name="P31"/>
      <text:p text:style-name="P31"><text:s text:c="8"/>int size = Edges.size();</text:p>
      <text:p text:style-name="P31"><text:s text:c="8"/></text:p>
      <text:p text:style-name="P31"><text:s text:c="8"/>for(int i = 0; i &lt; size; i++){// consider a taken off vertices</text:p>
      <text:p text:style-name="P31"/>
      <text:p text:style-name="P31"><text:s text:c="12"/>Edge currentEdge = Edges[i];</text:p>
      <text:p text:style-name="P31"><text:s text:c="12"/>alreadyViewedVertices[currentEdge.name] = true;</text:p>
      <text:p text:style-name="P31"><text:soft-page-break/><text:s text:c="12"/>std::cout&lt;&lt;"Consider a adjacent vertices for virtice '"&lt;&lt;currentEdge.name&lt;&lt;"'\n";</text:p>
      <text:p text:style-name="P31"><text:s text:c="12"/>for (int j = 0; j &lt; pathesGraph[currentEdge.name].size(); j++){// consider all adjacent vertices <text:s/></text:p>
      <text:p text:style-name="P31"><text:s text:c="16"/></text:p>
      <text:p text:style-name="P31"><text:s text:c="16"/>std::pair&lt;int, float&gt; newEdge = pathesGraph[currentEdge.name][j];</text:p>
      <text:p text:style-name="P31"><text:s text:c="16"/>std::cout&lt;&lt;"Check ("&lt;&lt; newEdge.first&lt;&lt;", "&lt;&lt;newEdge.second&lt;&lt;")\n";</text:p>
      <text:p text:style-name="P31"><text:s text:c="16"/>if (alreadyViewedVertices[newEdge.first]){</text:p>
      <text:p text:style-name="P31"><text:s text:c="20"/>continue;</text:p>
      <text:p text:style-name="P31"><text:s text:c="16"/>} <text:s text:c="3"/></text:p>
      <text:p text:style-name="P31"><text:s text:c="16"/>float newPath = newEdge.second + shortPath[currentEdge.name].second;</text:p>
      <text:p text:style-name="P31"><text:s text:c="16"/>if (shortPath[newEdge.first].second == 0 || newPath &lt; shortPath[newEdge.first].second){//check path from this vertice</text:p>
      <text:p text:style-name="P31"><text:s text:c="20"/>std::cout&lt;&lt;"Find the shorter path or new path to <text:s/>"&lt;&lt;newEdge.first&lt;&lt;" from "&lt;&lt; currentEdge.name&lt;&lt;" with length "&lt;&lt; newPath &lt;&lt;" \n";</text:p>
      <text:p text:style-name="P31"><text:s text:c="20"/>//added if he path more short or vertice not considered earlier</text:p>
      <text:p text:style-name="P31"><text:s text:c="20"/>shortPath[newEdge.first].first = currentEdge.name;</text:p>
      <text:p text:style-name="P31"><text:s text:c="20"/>shortPath[newEdge.first].second = newPath;</text:p>
      <text:p text:style-name="P31"><text:s text:c="20"/>currentQueue.push(Edge(newEdge.first, currentEdge.name, shortPath[newEdge.first].second + float(result-newEdge.first)));</text:p>
      <text:p text:style-name="P31"><text:s text:c="16"/>}</text:p>
      <text:p text:style-name="P31"><text:s text:c="12"/>}</text:p>
      <text:p text:style-name="P31"><text:s text:c="8"/>}</text:p>
      <text:p text:style-name="P31"><text:s text:c="8"/>std::cout&lt;&lt;"\n";</text:p>
      <text:p text:style-name="P31"><text:s text:c="8"/>Edges.clear();</text:p>
      <text:p text:style-name="P31"><text:s text:c="4"/>}</text:p>
      <text:p text:style-name="P31"><text:s text:c="4"/>return 0;</text:p>
      <text:p text:style-name="P31">}</text:p>
      <text:p text:style-name="P31"/>
      <text:p text:style-name="P31"/>
      <text:p text:style-name="P25"/>
      <text:p text:style-name="P23"><text:soft-page-break/>ПРИЛОЖЕНИЕ <text:span text:style-name="T20">В</text:span></text:p>
      <text:p text:style-name="P26">ТЕСТИРОВАНИЕ <text:span text:style-name="T20">ЖАДНОГО АЛГОРИТМА</text:span></text:p>
      <text:p text:style-name="P26"/>
      <table:table table:name="Table1" table:style-name="Table1">
        <table:table-column table:style-name="Table1.A"/>
        <table:table-column table:style-name="Table1.B"/>
        <table:table-row>
          <table:table-cell table:style-name="Table1.A1" office:value-type="string">
            <text:p text:style-name="P34">Входные данные</text:p>
          </table:table-cell>
          <table:table-cell table:style-name="Table1.B1" office:value-type="string">
            <text:p text:style-name="P34">Выходные данные</text:p>
          </table:table-cell>
        </table:table-row>
        <table:table-row>
          <table:table-cell table:style-name="Table1.A2" office:value-type="string">
            <text:p text:style-name="P33">a z </text:p>
            <text:p text:style-name="P33">a b 1</text:p>
            <text:p text:style-name="P33">a c 3</text:p>
            <text:p text:style-name="P33">b y 6</text:p>
            <text:p text:style-name="P33">c y 1</text:p>
            <text:p text:style-name="P33">y z 1</text:p>
          </table:table-cell>
          <table:table-cell table:style-name="Table1.B2" office:value-type="string">
            <text:p text:style-name="P33">Our incoming pathes</text:p>
            <text:p text:style-name="P33">{'a': [{'b': 1.0}, {'c': 3.0}], 'b': [{'y': 6.0}], 'c': [{'y': 1.0}], 'y': [{'z': 1.0}]}</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a', 'b']</text:p>
            <text:p text:style-name="P33">Trying find greedy path from b</text:p>
            <text:p text:style-name="P33">Find greedy path from y</text:p>
            <text:p text:style-name="P33"/>
            <text:p text:style-name="P33">Current path</text:p>
            <text:p text:style-name="P33">['a', 'b', 'y']</text:p>
            <text:p text:style-name="P33">Trying find greedy path from y</text:p>
            <text:p text:style-name="P33">Find greedy path from z</text:p>
            <text:p text:style-name="P33"/>
            <text:p text:style-name="P33">Result path: abyz</text:p>
          </table:table-cell>
        </table:table-row>
        <table:table-row>
          <table:table-cell table:style-name="Table1.A2" office:value-type="string">
            <text:p text:style-name="P33">a e</text:p>
            <text:p text:style-name="P33">a b 3.0</text:p>
            <text:p text:style-name="P33">b c 1.0</text:p>
            <text:p text:style-name="P33">c d 1.0</text:p>
            <text:p text:style-name="P33">a d 5.0</text:p>
            <text:p text:style-name="P33">d e 1.0</text:p>
          </table:table-cell>
          <table:table-cell table:style-name="Table1.B2" office:value-type="string">
            <text:p text:style-name="P33">Our incoming pathes</text:p>
            <text:p text:style-name="P33">{'a': [{'b': 3.0}, {'d': 5.0}], 'b': [{'c': 1.0}], 'c': [{'d': 1.0}], 'd': [{'e': 1.0}]}</text:p>
            <text:p text:style-name="P33"/>
            <text:p text:style-name="P33">Current path</text:p>
            <text:p text:style-name="P33">['a']</text:p>
            <text:p text:style-name="P33">Trying find greedy path from a</text:p>
            <text:p text:style-name="P33">Find greedy path from b</text:p>
            <text:p text:style-name="P33"><text:soft-page-break/></text:p>
            <text:p text:style-name="P33">Current path</text:p>
            <text:p text:style-name="P33">['a', 'b']</text:p>
            <text:p text:style-name="P33">Trying find greedy path from b</text:p>
            <text:p text:style-name="P33">Find greedy path from c</text:p>
            <text:p text:style-name="P33"/>
            <text:p text:style-name="P33">Current path</text:p>
            <text:p text:style-name="P33">['a', 'b', 'c']</text:p>
            <text:p text:style-name="P33">Trying find greedy path from c</text:p>
            <text:p text:style-name="P33">Find greedy path from d</text:p>
            <text:p text:style-name="P33"/>
            <text:p text:style-name="P33">Current path</text:p>
            <text:p text:style-name="P33">['a', 'b', 'c', 'd']</text:p>
            <text:p text:style-name="P33">Trying find greedy path from d</text:p>
            <text:p text:style-name="P33">Find greedy path from e</text:p>
            <text:p text:style-name="P33"/>
            <text:p text:style-name="P33">Result path: abcde</text:p>
          </table:table-cell>
        </table:table-row>
        <table:table-row>
          <table:table-cell table:style-name="Table1.A2" office:value-type="string">
            <text:p text:style-name="P33">a d</text:p>
            <text:p text:style-name="P33">a b 1.0</text:p>
            <text:p text:style-name="P33">b c 9.0</text:p>
            <text:p text:style-name="P33">c d 3.0</text:p>
            <text:p text:style-name="P33">a d 9.0</text:p>
            <text:p text:style-name="P33">a e 1.0</text:p>
            <text:p text:style-name="P33">e d 3.0</text:p>
          </table:table-cell>
          <table:table-cell table:style-name="Table1.B2" office:value-type="string">
            <text:p text:style-name="P33">Our incoming pathes</text:p>
            <text:p text:style-name="P33">{'a': [{'b': 1.0}, {'d': 9.0}, {'e': 1.0}], 'b': [{'c': 9.0}], 'c': [{'d': 3.0}], 'e': [{'d': 3.0}]}</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a', 'b']</text:p>
            <text:p text:style-name="P33">Trying find greedy path from b</text:p>
            <text:p text:style-name="P33">Find greedy path from c</text:p>
            <text:p text:style-name="P33"/>
            <text:p text:style-name="P33">Current path</text:p>
            <text:p text:style-name="P33">['a', 'b', 'c']</text:p>
            <text:p text:style-name="P33"><text:soft-page-break/>Trying find greedy path from c</text:p>
            <text:p text:style-name="P33">Find greedy path from d</text:p>
            <text:p text:style-name="P33"/>
            <text:p text:style-name="P33">Result path: abcd</text:p>
          </table:table-cell>
        </table:table-row>
        <table:table-row>
          <table:table-cell table:style-name="Table1.A2" office:value-type="string">
            <text:p text:style-name="P35">a b</text:p>
            <text:p text:style-name="P35">a b 1.0</text:p>
            <text:p text:style-name="P35">a c 1.0 <text:s text:c="3"/></text:p>
          </table:table-cell>
          <table:table-cell table:style-name="Table1.B2" office:value-type="string">
            <text:p text:style-name="P33">Our incoming pathes</text:p>
            <text:p text:style-name="P33">{'a': [{'b': 1.0}, {'c': 1.0}]}</text:p>
            <text:p text:style-name="P33"/>
            <text:p text:style-name="P33">Current path</text:p>
            <text:p text:style-name="P33">['a']</text:p>
            <text:p text:style-name="P33">Trying find greedy path from a</text:p>
            <text:p text:style-name="P33">Find greedy path from b</text:p>
            <text:p text:style-name="P33"/>
            <text:p text:style-name="P33">Result path: ab</text:p>
          </table:table-cell>
        </table:table-row>
        <table:table-row>
          <table:table-cell table:style-name="Table1.A2" office:value-type="string">
            <text:p text:style-name="P33">a g</text:p>
            <text:p text:style-name="P33">a b 3.0</text:p>
            <text:p text:style-name="P33">a c 1.0</text:p>
            <text:p text:style-name="P33">b d 2.0</text:p>
            <text:p text:style-name="P33">b e 3.0</text:p>
            <text:p text:style-name="P33">d e 4.0</text:p>
            <text:p text:style-name="P33">e a 3.0</text:p>
            <text:p text:style-name="P33">e f 2.0</text:p>
            <text:p text:style-name="P33">a g 8.0</text:p>
            <text:p text:style-name="P33">f g 1.0</text:p>
          </table:table-cell>
          <table:table-cell table:style-name="Table1.B2" office:value-type="string">
            <text:p text:style-name="P33">Our incoming pathes</text:p>
            <text:p text:style-name="P33">{'a': [{'b': 3.0}, {'c': 1.0}, {'g': 8.0}], 'b': [{'d': 2.0}, {'e': 3.0}], 'd': [{'e': 4.0}], 'e': [{'a': 3.0}, {'f': 2.0}], 'f': [{'g': 1.0}]}</text:p>
            <text:p text:style-name="P33"/>
            <text:p text:style-name="P33">Current path</text:p>
            <text:p text:style-name="P33">['a']</text:p>
            <text:p text:style-name="P33">Trying find greedy path from a</text:p>
            <text:p text:style-name="P33">Find greedy path from c</text:p>
            <text:p text:style-name="P33"/>
            <text:p text:style-name="P33">Current path</text:p>
            <text:p text:style-name="P33">['a', 'c']</text:p>
            <text:p text:style-name="P33">No path from c, delete this vertice from current_path</text:p>
            <text:p text:style-name="P33"/>
            <text:p text:style-name="P33">Current path</text:p>
            <text:p text:style-name="P33">['a']</text:p>
            <text:p text:style-name="P33">Trying find greedy path from a</text:p>
            <text:p text:style-name="P33">Find greedy path from b</text:p>
            <text:p text:style-name="P33"/>
            <text:p text:style-name="P33">Current path</text:p>
            <text:p text:style-name="P33"><text:soft-page-break/>['a', 'b']</text:p>
            <text:p text:style-name="P33">Trying find greedy path from b</text:p>
            <text:p text:style-name="P33">Find greedy path from d</text:p>
            <text:p text:style-name="P33"/>
            <text:p text:style-name="P33">Current path</text:p>
            <text:p text:style-name="P33">['a', 'b', 'd']</text:p>
            <text:p text:style-name="P33">Trying find greedy path from d</text:p>
            <text:p text:style-name="P33">Find greedy path from e</text:p>
            <text:p text:style-name="P33"/>
            <text:p text:style-name="P33">Current path</text:p>
            <text:p text:style-name="P33">['a', 'b', 'd', 'e']</text:p>
            <text:p text:style-name="P33">Trying find greedy path from e</text:p>
            <text:p text:style-name="P33">Find greedy path from f</text:p>
            <text:p text:style-name="P33"/>
            <text:p text:style-name="P33">Current path</text:p>
            <text:p text:style-name="P33">['a', 'b', 'd', 'e', 'f']</text:p>
            <text:p text:style-name="P33">Trying find greedy path from f</text:p>
            <text:p text:style-name="P33">Find greedy path from g</text:p>
            <text:p text:style-name="P33"/>
            <text:p text:style-name="P33">Result path: abdefg</text:p>
          </table:table-cell>
        </table:table-row>
      </table:table>
      <text:p text:style-name="P26"/>
      <text:p text:style-name="P28"/>
      <text:p text:style-name="P28"/>
      <text:p text:style-name="P28"/>
      <text:p text:style-name="P28"/>
      <text:p text:style-name="P28"/>
      <text:p text:style-name="P28"/>
      <text:p text:style-name="P28"/>
      <text:p text:style-name="P28"/>
      <text:p text:style-name="P28"/>
      <text:p text:style-name="P28"/>
      <text:p text:style-name="P28"><text:soft-page-break/>ПРИЛОЖЕНИЕ Г</text:p>
      <text:p text:style-name="P28">ТЕСТИРОВАНИЕ АЛГОРИТМА А*</text:p>
      <table:table table:name="Table2" table:style-name="Table2">
        <table:table-column table:style-name="Table2.A"/>
        <table:table-column table:style-name="Table2.B"/>
        <table:table-row>
          <table:table-cell table:style-name="Table2.A1" office:value-type="string">
            <text:p text:style-name="P36">Входные данные</text:p>
          </table:table-cell>
          <table:table-cell table:style-name="Table2.B1" office:value-type="string">
            <text:p text:style-name="P36">Выходные данные</text:p>
          </table:table-cell>
        </table:table-row>
        <table:table-row>
          <table:table-cell table:style-name="Table2.A2" office:value-type="string">
            <text:p text:style-name="P33">10 14</text:p>
            <text:p text:style-name="P33">10 11 3.0</text:p>
            <text:p text:style-name="P33">11 12 1.0</text:p>
            <text:p text:style-name="P33">12 13 1.0</text:p>
            <text:p text:style-name="P33">10 13 5.0</text:p>
            <text:p text:style-name="P33">13 14 1.0</text:p>
          </table:table-cell>
          <table:table-cell table:style-name="Table2.B2" office:value-type="string">
            <text:p text:style-name="P33">Current queue: 0: (10, 4), </text:p>
            <text:p text:style-name="P33">Consider a vertice: 0:, (10, 4) </text:p>
            <text:p text:style-name="P33">Consider a adjacent vertices for virtice '10'</text:p>
            <text:p text:style-name="P33">Check (11, 3)</text:p>
            <text:p text:style-name="P33">Find the shorter path to <text:s/>11 from 10 with length 3 </text:p>
            <text:p text:style-name="P33">Check (13, 5)</text:p>
            <text:p text:style-name="P33">Find the shorter path to <text:s/>13 from 10 with length 5 </text:p>
            <text:p text:style-name="P33"/>
            <text:p text:style-name="P33">Current queue: 10: (13, 6), 10: (11, 6), </text:p>
            <text:p text:style-name="P33">Consider a vertice: 10:, (13, 6) </text:p>
            <text:p text:style-name="P33">Consider a adjacent vertices for virtice '13'</text:p>
            <text:p text:style-name="P33">Check (14, 1)</text:p>
            <text:p text:style-name="P33">Find the shorter path to <text:s/>14 from 13 with length 6 </text:p>
            <text:p text:style-name="P33"/>
            <text:p text:style-name="P33">Current queue: 13: (14, 6), 10: (11, 6), </text:p>
            <text:p text:style-name="P33">Find path! Result path: 10 13 14 </text:p>
          </table:table-cell>
        </table:table-row>
        <table:table-row>
          <table:table-cell table:style-name="Table2.A2" office:value-type="string">
            <text:p text:style-name="P33">10 11</text:p>
            <text:p text:style-name="P33">10 11 1.0</text:p>
            <text:p text:style-name="P33">10 12 1.0 <text:s text:c="3"/></text:p>
          </table:table-cell>
          <table:table-cell table:style-name="Table2.B2" office:value-type="string">
            <text:p text:style-name="P33">Current queue: 0: (10, 1), </text:p>
            <text:p text:style-name="P33">Consider a vertice: 0:, (10, 1) </text:p>
            <text:p text:style-name="P33">Consider a adjacent vertices for virtice '10'</text:p>
            <text:p text:style-name="P33">Check (11, 1)</text:p>
            <text:p text:style-name="P33">Find the shorter path to <text:s/>11 from 10 with length 1 </text:p>
            <text:p text:style-name="P33">Check (12, 1)</text:p>
            <text:p text:style-name="P33">Find the shorter path to <text:s/>12 from 10 with length 1 </text:p>
            <text:p text:style-name="P33"/>
            <text:p text:style-name="P33">Current queue: 10: (12, 0), 10: (11, 1), </text:p>
            <text:p text:style-name="P33">Consider a vertice: 10:, (12, 0) </text:p>
            <text:p text:style-name="P33">Consider a adjacent vertices for virtice '12'</text:p>
            <text:p text:style-name="P33"/>
            <text:p text:style-name="P33">Current queue: 10: (11, 1), </text:p>
            <text:p text:style-name="P33"><text:soft-page-break/>Find path! Result path: 10 11 </text:p>
          </table:table-cell>
        </table:table-row>
        <table:table-row>
          <table:table-cell table:style-name="Table2.A2" office:value-type="string">
            <text:p text:style-name="P33">1 22</text:p>
            <text:p text:style-name="P33">1 11 1.0</text:p>
            <text:p text:style-name="P33">1 22 50.0</text:p>
            <text:p text:style-name="P33">1 -5 2.0</text:p>
            <text:p text:style-name="P33">-5 22 10.0 <text:s text:c="3"/></text:p>
          </table:table-cell>
          <table:table-cell table:style-name="Table2.B2" office:value-type="string">
            <text:p text:style-name="P33">Current queue: 0: (1, 21), </text:p>
            <text:p text:style-name="P33">Consider a vertice: 0:, (1, 21) </text:p>
            <text:p text:style-name="P33">Consider a adjacent vertices for virtice '1'</text:p>
            <text:p text:style-name="P33">Check (11, 1)</text:p>
            <text:p text:style-name="P33">Find the shorter path to <text:s/>11 from 1 with length 1 </text:p>
            <text:p text:style-name="P33">Check (22, 50)</text:p>
            <text:p text:style-name="P33">Find the shorter path to <text:s/>22 from 1 with length 50 </text:p>
            <text:p text:style-name="P33">Check (-5, 2)</text:p>
            <text:p text:style-name="P33">Find the shorter path to <text:s/>-5 from 1 with length 2 </text:p>
            <text:p text:style-name="P33"/>
            <text:p text:style-name="P33">Current queue: 1: (11, 12), 1: (-5, 29), 1: (22, 50), </text:p>
            <text:p text:style-name="P33">Consider a vertice: 1:, (11, 12) </text:p>
            <text:p text:style-name="P33">Consider a adjacent vertices for virtice '11'</text:p>
            <text:p text:style-name="P33"/>
            <text:p text:style-name="P33">Current queue: 1: (-5, 29), 1: (22, 50), </text:p>
            <text:p text:style-name="P33">Consider a vertice: 1:, (-5, 29) </text:p>
            <text:p text:style-name="P33">Consider a adjacent vertices for virtice '-5'</text:p>
            <text:p text:style-name="P33">Check (22, 10)</text:p>
            <text:p text:style-name="P33">Find the shorter path to <text:s/>22 from -5 with length 12 </text:p>
            <text:p text:style-name="P33"/>
            <text:p text:style-name="P33">Current queue: -5: (22, 12), 1: (22, 50), </text:p>
            <text:p text:style-name="P33">Find path! Result path: 1 -5 22 </text:p>
          </table:table-cell>
        </table:table-row>
        <table:table-row>
          <table:table-cell table:style-name="Table2.A2" office:value-type="string">
            <text:p text:style-name="P33">-1 -5</text:p>
            <text:p text:style-name="P33">-1 33 1.0</text:p>
            <text:p text:style-name="P33">-1 <text:s/>-6 3.0</text:p>
            <text:p text:style-name="P33">-6 -5 2.0</text:p>
            <text:p text:style-name="P33">-5 22 10.0 <text:s text:c="3"/></text:p>
          </table:table-cell>
          <table:table-cell table:style-name="Table2.B2" office:value-type="string">
            <text:p text:style-name="P33">Current queue: 0: (-1, -4), </text:p>
            <text:p text:style-name="P33">Consider a vertice: 0:, (-1, -4) </text:p>
            <text:p text:style-name="P33">Consider a adjacent vertices for virtice '-1'</text:p>
            <text:p text:style-name="P33">Check (33, 1)</text:p>
            <text:p text:style-name="P33">Find the shorter path to <text:s/>33 from -1 with length 1 </text:p>
            <text:p text:style-name="P33">Check (-6, 3)</text:p>
            <text:p text:style-name="P33">Find the shorter path to <text:s/>-6 from -1 with length 3 </text:p>
            <text:p text:style-name="P33"/>
            <text:p text:style-name="P33">Current queue: -1: (33, -37), -1: (-6, 4), </text:p>
            <text:p text:style-name="P33"><text:soft-page-break/>Consider a vertice: -1:, (33, -37) </text:p>
            <text:p text:style-name="P33">Consider a adjacent vertices for virtice '33'</text:p>
            <text:p text:style-name="P33"/>
            <text:p text:style-name="P33">Current queue: -1: (-6, 4), </text:p>
            <text:p text:style-name="P33">Consider a vertice: -1:, (-6, 4) </text:p>
            <text:p text:style-name="P33">Consider a adjacent vertices for virtice '-6'</text:p>
            <text:p text:style-name="P33">Check (-5, 2)</text:p>
            <text:p text:style-name="P33">Find the shorter path to <text:s/>-5 from -6 with length 5 </text:p>
            <text:p text:style-name="P33"/>
            <text:p text:style-name="P33">Current queue: -6: (-5, 5), </text:p>
            <text:p text:style-name="P33">Find path! Result path: -1 -6 -5 </text:p>
          </table:table-cell>
        </table:table-row>
        <table:table-row>
          <table:table-cell table:style-name="Table2.A2" office:value-type="string">
            <text:p text:style-name="P33">a l</text:p>
            <text:p text:style-name="P33">a b 1</text:p>
            <text:p text:style-name="P33">a f 3</text:p>
            <text:p text:style-name="P33">b c 5</text:p>
            <text:p text:style-name="P33">b g 3</text:p>
            <text:p text:style-name="P33">f g 4</text:p>
            <text:p text:style-name="P33">c d 6</text:p>
            <text:p text:style-name="P33">d m 1</text:p>
            <text:p text:style-name="P33">g e 4</text:p>
            <text:p text:style-name="P33">e h 1</text:p>
            <text:p text:style-name="P33">e n 1</text:p>
            <text:p text:style-name="P33">n m 2</text:p>
            <text:p text:style-name="P33">g i 5</text:p>
            <text:p text:style-name="P33">i j 6</text:p>
            <text:p text:style-name="P33">i k 1</text:p>
            <text:p text:style-name="P33">j l 5</text:p>
            <text:p text:style-name="P33">m j 3</text:p>
            <text:p text:style-name="P33">&amp;</text:p>
          </table:table-cell>
          <table:table-cell table:style-name="Table2.B2" office:value-type="string">
            <text:p text:style-name="P33">Current queue: 0: (10, 11), </text:p>
            <text:p text:style-name="P33">Consider a vertice: 0:, (10, 11) </text:p>
            <text:p text:style-name="P33">Consider a adjacent vertices for virtice '10'</text:p>
            <text:p text:style-name="P33">Check (11, 1)</text:p>
            <text:p text:style-name="P33">Find the shorter path to <text:s/>11 from 10 with length 1 </text:p>
            <text:p text:style-name="P33">Check (15, 3)</text:p>
            <text:p text:style-name="P33">Find the shorter path to <text:s/>15 from 10 with length 3 </text:p>
            <text:p text:style-name="P33"/>
            <text:p text:style-name="P33">Current queue: 10: (15, 9), 10: (11, 11), </text:p>
            <text:p text:style-name="P33">Consider a vertice: 10:, (15, 9) </text:p>
            <text:p text:style-name="P33">Consider a adjacent vertices for virtice '15'</text:p>
            <text:p text:style-name="P33">Check (16, 4)</text:p>
            <text:p text:style-name="P33">Find the shorter path to <text:s/>16 from 15 with length 7 </text:p>
            <text:p text:style-name="P33"/>
            <text:p text:style-name="P33">Current queue: 10: (11, 11), 15: (16, 12), </text:p>
            <text:p text:style-name="P33">Consider a vertice: 10:, (11, 11) </text:p>
            <text:p text:style-name="P33">Consider a adjacent vertices for virtice '11'</text:p>
            <text:p text:style-name="P33">Check (12, 5)</text:p>
            <text:p text:style-name="P33">Find the shorter path to <text:s/>12 from 11 with length 6 </text:p>
            <text:p text:style-name="P33">Check (16, 3)</text:p>
            <text:p text:style-name="P33">Find the shorter path to <text:s/>16 from 11 with length 4 </text:p>
            <text:p text:style-name="P33"/>
            <text:p text:style-name="P33"><text:soft-page-break/>Current queue: 11: (16, 9), 15: (16, 12), 11: (12, 15), </text:p>
            <text:p text:style-name="P33">Consider a vertice: 11:, (16, 9) </text:p>
            <text:p text:style-name="P33">Consider a adjacent vertices for virtice '16'</text:p>
            <text:p text:style-name="P33">Check (14, 4)</text:p>
            <text:p text:style-name="P33">Find the shorter path to <text:s/>14 from 16 with length 8 </text:p>
            <text:p text:style-name="P33">Check (18, 5)</text:p>
            <text:p text:style-name="P33">Find the shorter path to <text:s/>18 from 16 with length 9 </text:p>
            <text:p text:style-name="P33"/>
            <text:p text:style-name="P33">Current queue: 16: (18, 12), 15: (16, 12), 16: (14, 15), 11: (12, 15), </text:p>
            <text:p text:style-name="P33">Consider a vertice: 16:, (18, 12) </text:p>
            <text:p text:style-name="P33">Consider a adjacent vertices for virtice '18'</text:p>
            <text:p text:style-name="P33">Check (19, 6)</text:p>
            <text:p text:style-name="P33">Find the shorter path to <text:s/>19 from 18 with length 15 </text:p>
            <text:p text:style-name="P33">Check (20, 1)</text:p>
            <text:p text:style-name="P33">Find the shorter path to <text:s/>20 from 18 with length 10 </text:p>
            <text:p text:style-name="P33"/>
            <text:p text:style-name="P33">Current queue: 18: (20, 11), 15: (16, 12), 16: (14, 15), 11: (12, 15), 18: (19, 17), </text:p>
            <text:p text:style-name="P33">Consider a vertice: 18:, (20, 11) </text:p>
            <text:p text:style-name="P33">Consider a adjacent vertices for virtice '20'</text:p>
            <text:p text:style-name="P33"/>
            <text:p text:style-name="P33">Current queue: 15: (16, 12), 16: (14, 15), 11: (12, 15), 18: (19, 17), </text:p>
            <text:p text:style-name="P33">Consider a vertice: 15:, (16, 12) </text:p>
            <text:p text:style-name="P33">Consider a adjacent vertices for virtice '16'</text:p>
            <text:p text:style-name="P33">Check (14, 4)</text:p>
            <text:p text:style-name="P33">Check (18, 5)</text:p>
            <text:p text:style-name="P33"/>
            <text:p text:style-name="P33">Current queue: 16: (14, 15), 11: (12, 15), 18: (19, 17), </text:p>
            <text:p text:style-name="P33">Consider a vertice: 16:, (14, 15) </text:p>
            <text:p text:style-name="P33">Consider a adjacent vertices for virtice '14'</text:p>
            <text:p text:style-name="P33">Check (17, 1)</text:p>
            <text:p text:style-name="P33">Find the shorter path to <text:s/>17 from 14 with length 9 </text:p>
            <text:p text:style-name="P33">Check (23, 1)</text:p>
            <text:p text:style-name="P33"><text:soft-page-break/>Find the shorter path to <text:s/>23 from 14 with length 9 </text:p>
            <text:p text:style-name="P33"/>
            <text:p text:style-name="P33">Current queue: 14: (23, 7), 14: (17, 13), 11: (12, 15), 18: (19, 17), </text:p>
            <text:p text:style-name="P33">Consider a vertice: 14:, (23, 7) </text:p>
            <text:p text:style-name="P33">Consider a adjacent vertices for virtice '23'</text:p>
            <text:p text:style-name="P33">Check (22, 2)</text:p>
            <text:p text:style-name="P33">Find the shorter path to <text:s/>22 from 23 with length 11 </text:p>
            <text:p text:style-name="P33"/>
            <text:p text:style-name="P33">Current queue: 23: (22, 10), 14: (17, 13), 11: (12, 15), 18: (19, 17), </text:p>
            <text:p text:style-name="P33">Consider a vertice: 23:, (22, 10) </text:p>
            <text:p text:style-name="P33">Consider a adjacent vertices for virtice '22'</text:p>
            <text:p text:style-name="P33">Check (19, 3)</text:p>
            <text:p text:style-name="P33">Find the shorter path to <text:s/>19 from 22 with length 14 </text:p>
            <text:p text:style-name="P33"/>
            <text:p text:style-name="P33">Current queue: 14: (17, 13), 11: (12, 15), 22: (19, 16), 18: (19, 17), </text:p>
            <text:p text:style-name="P33">Consider a vertice: 14:, (17, 13) </text:p>
            <text:p text:style-name="P33">Consider a adjacent vertices for virtice '17'</text:p>
            <text:p text:style-name="P33"/>
            <text:p text:style-name="P33">Current queue: 11: (12, 15), 22: (19, 16), 18: (19, 17), </text:p>
            <text:p text:style-name="P33">Consider a vertice: 11:, (12, 15) </text:p>
            <text:p text:style-name="P33">Consider a adjacent vertices for virtice '12'</text:p>
            <text:p text:style-name="P33">Check (13, 6)</text:p>
            <text:p text:style-name="P33">Find the shorter path to <text:s/>13 from 12 with length 12 </text:p>
            <text:p text:style-name="P33"/>
            <text:p text:style-name="P33">Current queue: 22: (19, 16), 18: (19, 17), 12: (13, 20), </text:p>
            <text:p text:style-name="P33">Consider a vertice: 22:, (19, 16) </text:p>
            <text:p text:style-name="P33">Consider a adjacent vertices for virtice '19'</text:p>
            <text:p text:style-name="P33">Check (21, 5)</text:p>
            <text:p text:style-name="P33">Find the shorter path to <text:s/>21 from 19 with length 19 </text:p>
            <text:p text:style-name="P33"/>
            <text:p text:style-name="P33">Current queue: 18: (19, 17), 19: (21, 19), 12: (13, 20), </text:p>
            <text:p text:style-name="P33">Consider a vertice: 18:, (19, 17) </text:p>
            <text:p text:style-name="P33">Consider a adjacent vertices for virtice '19'</text:p>
            <text:p text:style-name="P33"><text:soft-page-break/>Check (21, 5)</text:p>
            <text:p text:style-name="P33"/>
            <text:p text:style-name="P33">Current queue: 19: (21, 19), 12: (13, 20), </text:p>
            <text:p text:style-name="P33">Find path! Result path: 10 11 16 14 23 22 19 21 </text:p>
          </table:table-cell>
        </table:table-row>
      </table:table>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5" svg:font-family="'Times New Roman'" style:font-family-generic="roman"/>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6H32M55S</meta:editing-duration>
    <meta:editing-cycles>67</meta:editing-cycles>
    <meta:generator>LibreOffice/6.4.6.2$Linux_X86_64 LibreOffice_project/40$Build-2</meta:generator>
    <dc:date>2021-06-04T17:58:24.390472008</dc:date>
    <meta:document-statistic meta:table-count="3" meta:image-count="0" meta:object-count="0" meta:page-count="23" meta:paragraph-count="528" meta:word-count="3175" meta:character-count="20474" meta:non-whitespace-character-count="16639"/>
  </office:meta>
</office:document-meta>
</file>